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rlito" svg:font-family="Carlito" style:font-family-generic="swiss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1pt" style:font-size-asian="11pt" style:font-size-complex="11pt" fo:language="fr" fo:country="FR"/>
    </style:style>
    <style:style style:name="P2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3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T4" style:parent-style-name="Policepardéfaut" style:family="text">
      <style:text-properties style:font-name="Carlito" fo:font-size="11pt" style:font-size-asian="11pt" style:font-size-complex="11pt" fo:language="fr" fo:country="FR"/>
    </style:style>
    <style:style style:name="T5" style:parent-style-name="Policepardéfaut" style:family="text">
      <style:text-properties style:font-name="Carlito" fo:font-size="11pt" style:font-size-asian="11pt" style:font-size-complex="11pt"/>
    </style:style>
    <style:style style:name="P6" style:parent-style-name="PreformattedText" style:family="paragraph">
      <style:text-properties style:font-name="Carlito" fo:font-size="11pt" style:font-size-asian="11pt" style:font-size-complex="11pt"/>
    </style:style>
    <style:style style:name="P7" style:parent-style-name="PreformattedText" style:family="paragraph">
      <style:text-properties style:font-name="Carlito" fo:font-size="11pt" style:font-size-asian="11pt" style:font-size-complex="11pt"/>
    </style:style>
    <style:style style:name="P8" style:parent-style-name="PreformattedText" style:family="paragraph">
      <style:text-properties style:font-name="Carlito" fo:font-size="11pt" style:font-size-asian="11pt" style:font-size-complex="11pt"/>
    </style:style>
    <style:style style:name="P9" style:parent-style-name="PreformattedText" style:family="paragraph">
      <style:text-properties style:font-name="Carlito" fo:font-size="11pt" style:font-size-asian="11pt" style:font-size-complex="11pt"/>
    </style:style>
    <style:style style:name="P10" style:parent-style-name="PreformattedText" style:family="paragraph">
      <style:text-properties style:font-name="Carlito" fo:font-size="11pt" style:font-size-asian="11pt" style:font-size-complex="11pt"/>
    </style:style>
    <style:style style:name="P11" style:parent-style-name="PreformattedText" style:family="paragraph">
      <style:text-properties style:font-name="Carlito" fo:font-size="11pt" style:font-size-asian="11pt" style:font-size-complex="11pt"/>
    </style:style>
    <style:style style:name="P12" style:parent-style-name="PreformattedText" style:family="paragraph">
      <style:text-properties style:font-name="Carlito" fo:font-size="11pt" style:font-size-asian="11pt" style:font-size-complex="11pt"/>
    </style:style>
    <style:style style:name="P13" style:parent-style-name="PreformattedText" style:family="paragraph">
      <style:text-properties style:font-name="Carlito" fo:font-size="11pt" style:font-size-asian="11pt" style:font-size-complex="11pt"/>
    </style:style>
    <style:style style:name="P14" style:parent-style-name="PreformattedText" style:family="paragraph">
      <style:text-properties style:font-name="Carlito" fo:font-size="11pt" style:font-size-asian="11pt" style:font-size-complex="11pt"/>
    </style:style>
    <style:style style:name="P15" style:parent-style-name="PreformattedText" style:family="paragraph">
      <style:text-properties style:font-name="Carlito" fo:font-size="11pt" style:font-size-asian="11pt" style:font-size-complex="11pt"/>
    </style:style>
    <style:style style:name="P16" style:parent-style-name="PreformattedText" style:family="paragraph">
      <style:text-properties style:font-name="Carlito" fo:font-size="11pt" style:font-size-asian="11pt" style:font-size-complex="11pt"/>
    </style:style>
    <style:style style:name="P17" style:parent-style-name="PreformattedText" style:family="paragraph">
      <style:text-properties style:font-name="Carlito" fo:font-size="11pt" style:font-size-asian="11pt" style:font-size-complex="11pt"/>
    </style:style>
    <style:style style:name="P18" style:parent-style-name="PreformattedText" style:family="paragraph">
      <style:text-properties style:font-name="Carlito" fo:font-size="11pt" style:font-size-asian="11pt" style:font-size-complex="11pt"/>
    </style:style>
    <style:style style:name="P19" style:parent-style-name="PreformattedText" style:family="paragraph">
      <style:text-properties style:font-name="Carlito" fo:font-size="11pt" style:font-size-asian="11pt" style:font-size-complex="11pt"/>
    </style:style>
    <style:style style:name="P20" style:parent-style-name="PreformattedText" style:family="paragraph">
      <style:text-properties style:font-name="Carlito" fo:font-size="11pt" style:font-size-asian="11pt" style:font-size-complex="11pt"/>
    </style:style>
    <style:style style:name="P21" style:parent-style-name="PreformattedText" style:family="paragraph">
      <style:text-properties style:font-name="Carlito" fo:font-size="11pt" style:font-size-asian="11pt" style:font-size-complex="11pt"/>
    </style:style>
    <style:style style:name="P22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23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24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25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26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27" style:parent-style-name="Standard" style:family="paragraph">
      <style:text-properties fo:font-size="11pt" style:font-size-asian="11pt" style:font-size-complex="11pt" fo:language="fr" fo:country="FR"/>
    </style:style>
    <style:style style:name="P28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29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T30" style:parent-style-name="Policepardéfaut" style:family="text">
      <style:text-properties style:font-name="Carlito" fo:font-size="11pt" style:font-size-asian="11pt" style:font-size-complex="11pt" fo:language="fr" fo:country="FR"/>
    </style:style>
    <style:style style:name="T31" style:parent-style-name="Policepardéfaut" style:family="text">
      <style:text-properties style:font-name="Carlito" fo:font-size="11pt" style:font-size-asian="11pt" style:font-size-complex="11pt"/>
    </style:style>
    <style:style style:name="P32" style:parent-style-name="PreformattedText" style:family="paragraph">
      <style:text-properties style:font-name="Carlito" fo:font-size="11pt" style:font-size-asian="11pt" style:font-size-complex="11pt"/>
    </style:style>
    <style:style style:name="P33" style:parent-style-name="PreformattedText" style:family="paragraph">
      <style:text-properties style:font-name="Carlito" fo:font-size="11pt" style:font-size-asian="11pt" style:font-size-complex="11pt"/>
    </style:style>
    <style:style style:name="P34" style:parent-style-name="PreformattedText" style:family="paragraph">
      <style:text-properties style:font-name="Carlito" fo:font-size="11pt" style:font-size-asian="11pt" style:font-size-complex="11pt"/>
    </style:style>
    <style:style style:name="P35" style:parent-style-name="PreformattedText" style:family="paragraph">
      <style:text-properties style:font-name="Carlito" fo:font-size="11pt" style:font-size-asian="11pt" style:font-size-complex="11pt"/>
    </style:style>
    <style:style style:name="P36" style:parent-style-name="PreformattedText" style:family="paragraph">
      <style:text-properties style:font-name="Carlito" fo:font-size="11pt" style:font-size-asian="11pt" style:font-size-complex="11pt"/>
    </style:style>
    <style:style style:name="P37" style:parent-style-name="PreformattedText" style:family="paragraph">
      <style:text-properties style:font-name="Carlito" fo:font-size="11pt" style:font-size-asian="11pt" style:font-size-complex="11pt"/>
    </style:style>
    <style:style style:name="P38" style:parent-style-name="PreformattedText" style:family="paragraph">
      <style:text-properties style:font-name="Carlito" fo:font-size="11pt" style:font-size-asian="11pt" style:font-size-complex="11pt"/>
    </style:style>
    <style:style style:name="P39" style:parent-style-name="PreformattedText" style:family="paragraph">
      <style:text-properties style:font-name="Carlito" fo:font-size="11pt" style:font-size-asian="11pt" style:font-size-complex="11pt"/>
    </style:style>
    <style:style style:name="P40" style:parent-style-name="PreformattedText" style:family="paragraph">
      <style:text-properties style:font-name="Carlito" fo:font-size="11pt" style:font-size-asian="11pt" style:font-size-complex="11pt"/>
    </style:style>
    <style:style style:name="P41" style:parent-style-name="PreformattedText" style:family="paragraph">
      <style:text-properties style:font-name="Carlito" fo:font-size="11pt" style:font-size-asian="11pt" style:font-size-complex="11pt"/>
    </style:style>
    <style:style style:name="P42" style:parent-style-name="PreformattedText" style:family="paragraph">
      <style:text-properties style:font-name="Carlito" fo:font-size="11pt" style:font-size-asian="11pt" style:font-size-complex="11pt"/>
    </style:style>
    <style:style style:name="P43" style:parent-style-name="PreformattedText" style:family="paragraph">
      <style:text-properties style:font-name="Carlito" fo:font-size="11pt" style:font-size-asian="11pt" style:font-size-complex="11pt"/>
    </style:style>
    <style:style style:name="P44" style:parent-style-name="PreformattedText" style:family="paragraph">
      <style:text-properties style:font-name="Carlito" fo:font-size="11pt" style:font-size-asian="11pt" style:font-size-complex="11pt"/>
    </style:style>
    <style:style style:name="P45" style:parent-style-name="PreformattedText" style:family="paragraph">
      <style:text-properties style:font-name="Carlito" fo:font-size="11pt" style:font-size-asian="11pt" style:font-size-complex="11pt"/>
    </style:style>
    <style:style style:name="P46" style:parent-style-name="PreformattedText" style:family="paragraph">
      <style:text-properties style:font-name="Carlito" fo:font-size="11pt" style:font-size-asian="11pt" style:font-size-complex="11pt"/>
    </style:style>
    <style:style style:name="P47" style:parent-style-name="PreformattedText" style:family="paragraph">
      <style:text-properties style:font-name="Carlito" fo:font-size="11pt" style:font-size-asian="11pt" style:font-size-complex="11pt"/>
    </style:style>
    <style:style style:name="P48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49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50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51" style:parent-style-name="Standard" style:family="paragraph">
      <style:paragraph-properties fo:break-before="page"/>
      <style:text-properties fo:font-size="11pt" style:font-size-asian="11pt" style:font-size-complex="11pt" fo:language="fr" fo:country="FR"/>
    </style:style>
    <style:style style:name="P52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53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54" style:parent-style-name="PreformattedText" style:family="paragraph">
      <style:text-properties style:font-name="Carlito" fo:font-size="11pt" style:font-size-asian="11pt" style:font-size-complex="11pt"/>
    </style:style>
    <style:style style:name="P55" style:parent-style-name="PreformattedText" style:family="paragraph">
      <style:text-properties style:font-name="Carlito" fo:font-size="11pt" style:font-size-asian="11pt" style:font-size-complex="11pt"/>
    </style:style>
    <style:style style:name="P56" style:parent-style-name="PreformattedText" style:family="paragraph">
      <style:text-properties style:font-name="Carlito" fo:font-size="11pt" style:font-size-asian="11pt" style:font-size-complex="11pt"/>
    </style:style>
    <style:style style:name="P57" style:parent-style-name="PreformattedText" style:family="paragraph">
      <style:text-properties style:font-name="Carlito" fo:font-size="11pt" style:font-size-asian="11pt" style:font-size-complex="11pt"/>
    </style:style>
    <style:style style:name="P58" style:parent-style-name="PreformattedText" style:family="paragraph">
      <style:text-properties style:font-name="Carlito" fo:font-size="11pt" style:font-size-asian="11pt" style:font-size-complex="11pt"/>
    </style:style>
    <style:style style:name="P59" style:parent-style-name="PreformattedText" style:family="paragraph">
      <style:text-properties style:font-name="Carlito" fo:font-size="11pt" style:font-size-asian="11pt" style:font-size-complex="11pt"/>
    </style:style>
    <style:style style:name="P60" style:parent-style-name="PreformattedText" style:family="paragraph">
      <style:text-properties style:font-name="Carlito" fo:font-size="11pt" style:font-size-asian="11pt" style:font-size-complex="11pt"/>
    </style:style>
    <style:style style:name="P61" style:parent-style-name="PreformattedText" style:family="paragraph">
      <style:text-properties style:font-name="Carlito" fo:font-size="11pt" style:font-size-asian="11pt" style:font-size-complex="11pt"/>
    </style:style>
    <style:style style:name="P62" style:parent-style-name="PreformattedText" style:family="paragraph">
      <style:text-properties style:font-name="Carlito" fo:font-size="11pt" style:font-size-asian="11pt" style:font-size-complex="11pt"/>
    </style:style>
    <style:style style:name="P63" style:parent-style-name="PreformattedText" style:family="paragraph">
      <style:text-properties style:font-name="Carlito" fo:font-size="11pt" style:font-size-asian="11pt" style:font-size-complex="11pt"/>
    </style:style>
    <style:style style:name="P64" style:parent-style-name="PreformattedText" style:family="paragraph">
      <style:text-properties style:font-name="Carlito" fo:font-size="11pt" style:font-size-asian="11pt" style:font-size-complex="11pt"/>
    </style:style>
    <style:style style:name="P65" style:parent-style-name="PreformattedText" style:family="paragraph">
      <style:text-properties style:font-name="Carlito" fo:font-size="11pt" style:font-size-asian="11pt" style:font-size-complex="11pt"/>
    </style:style>
    <style:style style:name="P66" style:parent-style-name="PreformattedText" style:family="paragraph">
      <style:text-properties style:font-name="Carlito" fo:font-size="11pt" style:font-size-asian="11pt" style:font-size-complex="11pt"/>
    </style:style>
    <style:style style:name="P67" style:parent-style-name="PreformattedText" style:family="paragraph">
      <style:text-properties style:font-name="Carlito" fo:font-size="11pt" style:font-size-asian="11pt" style:font-size-complex="11pt"/>
    </style:style>
    <style:style style:name="P68" style:parent-style-name="PreformattedText" style:family="paragraph">
      <style:text-properties style:font-name="Carlito" fo:font-size="11pt" style:font-size-asian="11pt" style:font-size-complex="11pt"/>
    </style:style>
    <style:style style:name="P69" style:parent-style-name="PreformattedText" style:family="paragraph">
      <style:text-properties style:font-name="Carlito" fo:font-size="11pt" style:font-size-asian="11pt" style:font-size-complex="11pt"/>
    </style:style>
    <style:style style:name="P70" style:parent-style-name="PreformattedText" style:family="paragraph">
      <style:text-properties style:font-name="Carlito" fo:font-size="11pt" style:font-size-asian="11pt" style:font-size-complex="11pt"/>
    </style:style>
    <style:style style:name="P71" style:parent-style-name="PreformattedText" style:family="paragraph">
      <style:text-properties style:font-name="Carlito" fo:font-size="11pt" style:font-size-asian="11pt" style:font-size-complex="11pt"/>
    </style:style>
    <style:style style:name="P72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73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74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75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76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77" style:parent-style-name="Standard" style:family="paragraph">
      <style:text-properties fo:font-size="11pt" style:font-size-asian="11pt" style:font-size-complex="11pt" fo:language="fr" fo:country="FR"/>
    </style:style>
    <style:style style:name="P78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79" style:parent-style-name="PreformattedText" style:family="paragraph">
      <style:text-properties style:font-name="Carlito" fo:font-size="11pt" style:font-size-asian="11pt" style:font-size-complex="11pt"/>
    </style:style>
    <style:style style:name="P80" style:parent-style-name="PreformattedText" style:family="paragraph">
      <style:text-properties style:font-name="Carlito" fo:font-size="11pt" style:font-size-asian="11pt" style:font-size-complex="11pt"/>
    </style:style>
    <style:style style:name="P81" style:parent-style-name="PreformattedText" style:family="paragraph">
      <style:text-properties style:font-name="Carlito" fo:font-size="11pt" style:font-size-asian="11pt" style:font-size-complex="11pt"/>
    </style:style>
    <style:style style:name="P82" style:parent-style-name="PreformattedText" style:family="paragraph">
      <style:text-properties style:font-name="Carlito" fo:font-size="11pt" style:font-size-asian="11pt" style:font-size-complex="11pt"/>
    </style:style>
    <style:style style:name="P83" style:parent-style-name="PreformattedText" style:family="paragraph">
      <style:text-properties style:font-name="Carlito" fo:font-size="11pt" style:font-size-asian="11pt" style:font-size-complex="11pt"/>
    </style:style>
    <style:style style:name="P84" style:parent-style-name="PreformattedText" style:family="paragraph">
      <style:text-properties style:font-name="Carlito" fo:font-size="11pt" style:font-size-asian="11pt" style:font-size-complex="11pt"/>
    </style:style>
    <style:style style:name="P85" style:parent-style-name="PreformattedText" style:family="paragraph">
      <style:text-properties style:font-name="Carlito" fo:font-size="11pt" style:font-size-asian="11pt" style:font-size-complex="11pt"/>
    </style:style>
    <style:style style:name="P86" style:parent-style-name="PreformattedText" style:family="paragraph">
      <style:text-properties style:font-name="Carlito" fo:font-size="11pt" style:font-size-asian="11pt" style:font-size-complex="11pt"/>
    </style:style>
    <style:style style:name="P87" style:parent-style-name="PreformattedText" style:family="paragraph">
      <style:text-properties style:font-name="Carlito" fo:font-size="11pt" style:font-size-asian="11pt" style:font-size-complex="11pt"/>
    </style:style>
    <style:style style:name="P88" style:parent-style-name="PreformattedText" style:family="paragraph">
      <style:text-properties style:font-name="Carlito" fo:font-size="11pt" style:font-size-asian="11pt" style:font-size-complex="11pt"/>
    </style:style>
    <style:style style:name="P89" style:parent-style-name="PreformattedText" style:family="paragraph">
      <style:text-properties style:font-name="Carlito" fo:font-size="11pt" style:font-size-asian="11pt" style:font-size-complex="11pt"/>
    </style:style>
    <style:style style:name="P90" style:parent-style-name="PreformattedText" style:family="paragraph">
      <style:text-properties style:font-name="Carlito" fo:font-size="11pt" style:font-size-asian="11pt" style:font-size-complex="11pt"/>
    </style:style>
    <style:style style:name="P91" style:parent-style-name="PreformattedText" style:family="paragraph">
      <style:text-properties style:font-name="Carlito" fo:font-size="11pt" style:font-size-asian="11pt" style:font-size-complex="11pt"/>
    </style:style>
    <style:style style:name="P92" style:parent-style-name="PreformattedText" style:family="paragraph">
      <style:text-properties style:font-name="Carlito" fo:font-size="11pt" style:font-size-asian="11pt" style:font-size-complex="11pt"/>
    </style:style>
    <style:style style:name="P93" style:parent-style-name="PreformattedText" style:family="paragraph">
      <style:text-properties style:font-name="Carlito" fo:font-size="11pt" style:font-size-asian="11pt" style:font-size-complex="11pt"/>
    </style:style>
    <style:style style:name="P94" style:parent-style-name="PreformattedText" style:family="paragraph">
      <style:text-properties style:font-name="Carlito" fo:font-size="11pt" style:font-size-asian="11pt" style:font-size-complex="11pt"/>
    </style:style>
    <style:style style:name="P95" style:parent-style-name="PreformattedText" style:family="paragraph">
      <style:text-properties style:font-name="Carlito" fo:font-size="11pt" style:font-size-asian="11pt" style:font-size-complex="11pt"/>
    </style:style>
    <style:style style:name="P96" style:parent-style-name="PreformattedText" style:family="paragraph">
      <style:text-properties style:font-name="Carlito" fo:font-size="11pt" style:font-size-asian="11pt" style:font-size-complex="11pt"/>
    </style:style>
    <style:style style:name="P97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98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99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100" style:parent-style-name="Standard" style:family="paragraph">
      <style:paragraph-properties fo:break-before="page"/>
      <style:text-properties fo:font-size="11pt" style:font-size-asian="11pt" style:font-size-complex="11pt" fo:language="fr" fo:country="FR"/>
    </style:style>
    <style:style style:name="P101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102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T103" style:parent-style-name="Policepardéfaut" style:family="text">
      <style:text-properties style:font-name="Carlito" fo:font-size="11pt" style:font-size-asian="11pt" style:font-size-complex="11pt" fo:language="fr" fo:country="FR"/>
    </style:style>
    <style:style style:name="T104" style:parent-style-name="Policepardéfaut" style:family="text">
      <style:text-properties style:font-name="Carlito" fo:font-size="11pt" style:font-size-asian="11pt" style:font-size-complex="11pt"/>
    </style:style>
    <style:style style:name="P105" style:parent-style-name="PreformattedText" style:family="paragraph">
      <style:text-properties style:font-name="Carlito" fo:font-size="11pt" style:font-size-asian="11pt" style:font-size-complex="11pt"/>
    </style:style>
    <style:style style:name="P106" style:parent-style-name="PreformattedText" style:family="paragraph">
      <style:text-properties style:font-name="Carlito" fo:font-size="11pt" style:font-size-asian="11pt" style:font-size-complex="11pt"/>
    </style:style>
    <style:style style:name="P107" style:parent-style-name="PreformattedText" style:family="paragraph">
      <style:text-properties style:font-name="Carlito" fo:font-size="11pt" style:font-size-asian="11pt" style:font-size-complex="11pt"/>
    </style:style>
    <style:style style:name="P108" style:parent-style-name="PreformattedText" style:family="paragraph">
      <style:text-properties style:font-name="Carlito" fo:font-size="11pt" style:font-size-asian="11pt" style:font-size-complex="11pt"/>
    </style:style>
    <style:style style:name="P109" style:parent-style-name="PreformattedText" style:family="paragraph">
      <style:text-properties style:font-name="Carlito" fo:font-size="11pt" style:font-size-asian="11pt" style:font-size-complex="11pt"/>
    </style:style>
    <style:style style:name="P110" style:parent-style-name="PreformattedText" style:family="paragraph">
      <style:text-properties style:font-name="Carlito" fo:font-size="11pt" style:font-size-asian="11pt" style:font-size-complex="11pt"/>
    </style:style>
    <style:style style:name="P111" style:parent-style-name="PreformattedText" style:family="paragraph">
      <style:text-properties style:font-name="Carlito" fo:font-size="11pt" style:font-size-asian="11pt" style:font-size-complex="11pt"/>
    </style:style>
    <style:style style:name="P112" style:parent-style-name="PreformattedText" style:family="paragraph">
      <style:text-properties style:font-name="Carlito" fo:font-size="11pt" style:font-size-asian="11pt" style:font-size-complex="11pt"/>
    </style:style>
    <style:style style:name="P113" style:parent-style-name="PreformattedText" style:family="paragraph">
      <style:text-properties style:font-name="Carlito" fo:font-size="11pt" style:font-size-asian="11pt" style:font-size-complex="11pt"/>
    </style:style>
    <style:style style:name="P114" style:parent-style-name="PreformattedText" style:family="paragraph">
      <style:text-properties style:font-name="Carlito" fo:font-size="11pt" style:font-size-asian="11pt" style:font-size-complex="11pt"/>
    </style:style>
    <style:style style:name="P115" style:parent-style-name="PreformattedText" style:family="paragraph">
      <style:text-properties style:font-name="Carlito" fo:font-size="11pt" style:font-size-asian="11pt" style:font-size-complex="11pt"/>
    </style:style>
    <style:style style:name="P116" style:parent-style-name="PreformattedText" style:family="paragraph">
      <style:text-properties style:font-name="Carlito" fo:font-size="11pt" style:font-size-asian="11pt" style:font-size-complex="11pt"/>
    </style:style>
    <style:style style:name="P117" style:parent-style-name="PreformattedText" style:family="paragraph">
      <style:text-properties style:font-name="Carlito" fo:font-size="11pt" style:font-size-asian="11pt" style:font-size-complex="11pt"/>
    </style:style>
    <style:style style:name="P118" style:parent-style-name="PreformattedText" style:family="paragraph">
      <style:text-properties style:font-name="Carlito" fo:font-size="11pt" style:font-size-asian="11pt" style:font-size-complex="11pt"/>
    </style:style>
    <style:style style:name="P119" style:parent-style-name="PreformattedText" style:family="paragraph">
      <style:text-properties style:font-name="Carlito" fo:font-size="11pt" style:font-size-asian="11pt" style:font-size-complex="11pt"/>
    </style:style>
    <style:style style:name="P120" style:parent-style-name="PreformattedText" style:family="paragraph">
      <style:text-properties style:font-name="Carlito" fo:font-size="11pt" style:font-size-asian="11pt" style:font-size-complex="11pt"/>
    </style:style>
    <style:style style:name="P121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122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123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124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125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126" style:parent-style-name="Standard" style:family="paragraph">
      <style:text-properties fo:font-size="11pt" style:font-size-asian="11pt" style:font-size-complex="11pt" fo:language="fr" fo:country="FR"/>
    </style:style>
    <style:style style:name="P127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128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T129" style:parent-style-name="Policepardéfaut" style:family="text">
      <style:text-properties style:font-name="Carlito" fo:font-size="11pt" style:font-size-asian="11pt" style:font-size-complex="11pt" fo:language="fr" fo:country="FR"/>
    </style:style>
    <style:style style:name="T130" style:parent-style-name="Policepardéfaut" style:family="text">
      <style:text-properties style:font-name="Carlito" fo:font-size="11pt" style:font-size-asian="11pt" style:font-size-complex="11pt"/>
    </style:style>
    <style:style style:name="P131" style:parent-style-name="PreformattedText" style:family="paragraph">
      <style:text-properties style:font-name="Carlito" fo:font-size="11pt" style:font-size-asian="11pt" style:font-size-complex="11pt"/>
    </style:style>
    <style:style style:name="P132" style:parent-style-name="PreformattedText" style:family="paragraph">
      <style:text-properties style:font-name="Carlito" fo:font-size="11pt" style:font-size-asian="11pt" style:font-size-complex="11pt"/>
    </style:style>
    <style:style style:name="P133" style:parent-style-name="PreformattedText" style:family="paragraph">
      <style:text-properties style:font-name="Carlito" fo:font-size="11pt" style:font-size-asian="11pt" style:font-size-complex="11pt"/>
    </style:style>
    <style:style style:name="P134" style:parent-style-name="PreformattedText" style:family="paragraph">
      <style:text-properties style:font-name="Carlito" fo:font-size="11pt" style:font-size-asian="11pt" style:font-size-complex="11pt"/>
    </style:style>
    <style:style style:name="P135" style:parent-style-name="PreformattedText" style:family="paragraph">
      <style:text-properties style:font-name="Carlito" fo:font-size="11pt" style:font-size-asian="11pt" style:font-size-complex="11pt"/>
    </style:style>
    <style:style style:name="P136" style:parent-style-name="PreformattedText" style:family="paragraph">
      <style:text-properties style:font-name="Carlito" fo:font-size="11pt" style:font-size-asian="11pt" style:font-size-complex="11pt"/>
    </style:style>
    <style:style style:name="P137" style:parent-style-name="PreformattedText" style:family="paragraph">
      <style:text-properties style:font-name="Carlito" fo:font-size="11pt" style:font-size-asian="11pt" style:font-size-complex="11pt"/>
    </style:style>
    <style:style style:name="P138" style:parent-style-name="PreformattedText" style:family="paragraph">
      <style:text-properties style:font-name="Carlito" fo:font-size="11pt" style:font-size-asian="11pt" style:font-size-complex="11pt"/>
    </style:style>
    <style:style style:name="P139" style:parent-style-name="PreformattedText" style:family="paragraph">
      <style:text-properties style:font-name="Carlito" fo:font-size="11pt" style:font-size-asian="11pt" style:font-size-complex="11pt"/>
    </style:style>
    <style:style style:name="P140" style:parent-style-name="PreformattedText" style:family="paragraph">
      <style:text-properties style:font-name="Carlito" fo:font-size="11pt" style:font-size-asian="11pt" style:font-size-complex="11pt"/>
    </style:style>
    <style:style style:name="P141" style:parent-style-name="PreformattedText" style:family="paragraph">
      <style:text-properties style:font-name="Carlito" fo:font-size="11pt" style:font-size-asian="11pt" style:font-size-complex="11pt"/>
    </style:style>
    <style:style style:name="P142" style:parent-style-name="PreformattedText" style:family="paragraph">
      <style:text-properties style:font-name="Carlito" fo:font-size="11pt" style:font-size-asian="11pt" style:font-size-complex="11pt"/>
    </style:style>
    <style:style style:name="P143" style:parent-style-name="PreformattedText" style:family="paragraph">
      <style:text-properties style:font-name="Carlito" fo:font-size="11pt" style:font-size-asian="11pt" style:font-size-complex="11pt"/>
    </style:style>
    <style:style style:name="P144" style:parent-style-name="PreformattedText" style:family="paragraph">
      <style:text-properties style:font-name="Carlito" fo:font-size="11pt" style:font-size-asian="11pt" style:font-size-complex="11pt"/>
    </style:style>
    <style:style style:name="P145" style:parent-style-name="PreformattedText" style:family="paragraph">
      <style:text-properties style:font-name="Carlito" fo:font-size="11pt" style:font-size-asian="11pt" style:font-size-complex="11pt"/>
    </style:style>
    <style:style style:name="P146" style:parent-style-name="PreformattedText" style:family="paragraph">
      <style:text-properties style:font-name="Carlito" fo:font-size="11pt" style:font-size-asian="11pt" style:font-size-complex="11pt"/>
    </style:style>
    <style:style style:name="P147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148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149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150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151" style:parent-style-name="PreformattedText" style:family="paragraph">
      <style:paragraph-properties fo:break-before="page"/>
      <style:text-properties style:font-name="Carlito" fo:font-size="11pt" style:font-size-asian="11pt" style:font-size-complex="11pt" fo:language="fr" fo:country="FR"/>
    </style:style>
    <style:style style:name="P152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P153" style:parent-style-name="PreformattedText" style:family="paragraph">
      <style:text-properties style:font-name="Carlito" fo:font-size="11pt" style:font-size-asian="11pt" style:font-size-complex="11pt" fo:language="fr" fo:country="FR"/>
    </style:style>
    <style:style style:name="T154" style:parent-style-name="Policepardéfaut" style:family="text">
      <style:text-properties style:font-name="Carlito" fo:font-size="11pt" style:font-size-asian="11pt" style:font-size-complex="11pt" fo:language="fr" fo:country="FR"/>
    </style:style>
    <style:style style:name="T155" style:parent-style-name="Policepardéfaut" style:family="text">
      <style:text-properties style:font-name="Carlito" fo:font-size="11pt" style:font-size-asian="11pt" style:font-size-complex="11pt"/>
    </style:style>
    <style:style style:name="P156" style:parent-style-name="PreformattedText" style:family="paragraph">
      <style:text-properties style:font-name="Carlito" fo:font-size="11pt" style:font-size-asian="11pt" style:font-size-complex="11pt"/>
    </style:style>
    <style:style style:name="P157" style:parent-style-name="PreformattedText" style:family="paragraph">
      <style:text-properties style:font-name="Carlito" fo:font-size="11pt" style:font-size-asian="11pt" style:font-size-complex="11pt"/>
    </style:style>
    <style:style style:name="P158" style:parent-style-name="PreformattedText" style:family="paragraph">
      <style:text-properties style:font-name="Carlito" fo:font-size="11pt" style:font-size-asian="11pt" style:font-size-complex="11pt"/>
    </style:style>
    <style:style style:name="P159" style:parent-style-name="PreformattedText" style:family="paragraph">
      <style:text-properties style:font-name="Carlito" fo:font-size="11pt" style:font-size-asian="11pt" style:font-size-complex="11pt"/>
    </style:style>
    <style:style style:name="P160" style:parent-style-name="PreformattedText" style:family="paragraph">
      <style:text-properties style:font-name="Carlito" fo:font-size="11pt" style:font-size-asian="11pt" style:font-size-complex="11pt"/>
    </style:style>
    <style:style style:name="P161" style:parent-style-name="PreformattedText" style:family="paragraph">
      <style:text-properties style:font-name="Carlito" fo:font-size="11pt" style:font-size-asian="11pt" style:font-size-complex="11pt"/>
    </style:style>
    <style:style style:name="P162" style:parent-style-name="PreformattedText" style:family="paragraph">
      <style:text-properties style:font-name="Carlito" fo:font-size="11pt" style:font-size-asian="11pt" style:font-size-complex="11pt"/>
    </style:style>
    <style:style style:name="P163" style:parent-style-name="PreformattedText" style:family="paragraph">
      <style:text-properties style:font-name="Carlito" fo:font-size="11pt" style:font-size-asian="11pt" style:font-size-complex="11pt"/>
    </style:style>
    <style:style style:name="P164" style:parent-style-name="PreformattedText" style:family="paragraph">
      <style:text-properties style:font-name="Carlito" fo:font-size="11pt" style:font-size-asian="11pt" style:font-size-complex="11pt"/>
    </style:style>
    <style:style style:name="P165" style:parent-style-name="PreformattedText" style:family="paragraph">
      <style:text-properties style:font-name="Carlito" fo:font-size="11pt" style:font-size-asian="11pt" style:font-size-complex="11pt"/>
    </style:style>
    <style:style style:name="P166" style:parent-style-name="PreformattedText" style:family="paragraph">
      <style:text-properties style:font-name="Carlito" fo:font-size="11pt" style:font-size-asian="11pt" style:font-size-complex="11pt"/>
    </style:style>
    <style:style style:name="P167" style:parent-style-name="PreformattedText" style:family="paragraph">
      <style:text-properties style:font-name="Carlito" fo:font-size="11pt" style:font-size-asian="11pt" style:font-size-complex="11pt"/>
    </style:style>
    <style:style style:name="P168" style:parent-style-name="PreformattedText" style:family="paragraph">
      <style:text-properties style:font-name="Carlito" fo:font-size="11pt" style:font-size-asian="11pt" style:font-size-complex="11pt"/>
    </style:style>
    <style:style style:name="P169" style:parent-style-name="PreformattedText" style:family="paragraph">
      <style:text-properties style:font-name="Carlito" fo:font-size="11pt" style:font-size-asian="11pt" style:font-size-complex="11pt"/>
    </style:style>
    <style:style style:name="P170" style:parent-style-name="PreformattedText" style:family="paragraph">
      <style:text-properties style:font-name="Carlito" fo:font-size="11pt" style:font-size-asian="11pt" style:font-size-complex="11pt"/>
    </style:style>
    <style:style style:name="P171" style:parent-style-name="PreformattedText" style:family="paragraph">
      <style:text-properties style:font-name="Carlito" fo:font-size="11pt" style:font-size-asian="11pt" style:font-size-complex="11pt"/>
    </style:style>
    <style:style style:name="P172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P173" style:parent-style-name="PreformattedText" style:family="paragraph">
      <style:text-properties style:font-name="Carlito" fo:font-size="11pt" style:font-size-asian="11pt" style:font-size-complex="11pt" fo:language="es" fo:country="ES"/>
    </style:style>
    <style:style style:name="T174" style:parent-style-name="Policepardéfaut" style:family="text">
      <style:text-properties style:font-name="Carlito" fo:font-size="11pt" style:font-size-asian="11pt" style:font-size-complex="11pt" fo:language="es" fo:country="ES"/>
    </style:style>
    <style:style style:name="T175" style:parent-style-name="Policepardéfaut" style:family="text">
      <style:text-properties style:font-name="Carlito" fo:font-size="11pt" style:font-size-asian="11pt" style:font-size-complex="11pt" fo:language="es" fo:country="ES"/>
    </style:style>
  </office:automatic-styles>
  <office:body>
    <office:text text:use-soft-page-breaks="true">
      <text:p text:style-name="P1"><text:bookmark-start text:name="page3R_mcid5"/><text:bookmark-end text:name="page3R_mcid5"/>Les athlètes les plus jeunes</text:p>
      <text:p text:style-name="P2"/>
      <text:p text:style-name="P3">SELECT DISTINCT</text:p>
      <text:p text:style-name="PreformattedText"><text:span text:style-name="T4"><text:s text:c="4"/></text:span><text:span text:style-name="T5">a.*, e.*</text:span></text:p>
      <text:p text:style-name="P6">FROM</text:p>
      <text:p text:style-name="P7"><text:s text:c="4"/>athlete AS a</text:p>
      <text:p text:style-name="P8"><text:s text:c="4"/>JOIN participe AS p</text:p>
      <text:p text:style-name="P9"><text:s text:c="8"/>ON a.ano = p.ano</text:p>
      <text:p text:style-name="P10"><text:s text:c="4"/>JOIN edition as e</text:p>
      <text:p text:style-name="P11"><text:s text:c="8"/>ON e.saison = p.saison AND e.annee = p.annee</text:p>
      <text:p text:style-name="P12">WHERE</text:p>
      <text:p text:style-name="P13"><text:s text:c="6"/>a.age IS NOT NULL</text:p>
      <text:p text:style-name="P14"><text:s text:c="6"/>AND a.age &lt;=ALL(</text:p>
      <text:p text:style-name="P15"><text:tab/>SELECT DISTINCT</text:p>
      <text:p text:style-name="P16"><text:s text:c="4"/><text:tab/>min(a2.age)</text:p>
      <text:p text:style-name="P17"><text:tab/>FROM</text:p>
      <text:p text:style-name="P18"><text:s text:c="4"/><text:tab/>athlete AS a2</text:p>
      <text:p text:style-name="P19"><text:s text:c="4"/><text:tab/>JOIN participe AS p2</text:p>
      <text:p text:style-name="P20"><text:s text:c="7"/><text:tab/><text:s/>ON a2.ano = p2.ano</text:p>
      <text:p text:style-name="P21"><text:tab/>WHERE a2.age IS NOT NULL</text:p>
      <text:p text:style-name="P22">);</text:p>
      <text:p text:style-name="P23"/>
      <text:p text:style-name="P24">result :<text:s/><text:bookmark-start text:name="_Hlk135157378"/>il y a plusieurs athlètes et nous avons<text:s/>choisi<text:s/>Magdalena Cecilia Colledge, 11 ans, jo de 1932 et 1936<text:bookmark-end text:name="_Hlk135157378"/></text:p>
      <text:p text:style-name="P25"/>
      <text:p text:style-name="P26"/>
      <text:p text:style-name="P27"><text:bookmark-start text:name="page3R_mcid6"/><text:bookmark-end text:name="page3R_mcid6"/>Les athlètes les plus âgés</text:p>
      <text:p text:style-name="P28"/>
      <text:p text:style-name="P29">SELECT DISTINCT</text:p>
      <text:p text:style-name="PreformattedText"><text:span text:style-name="T30"><text:s text:c="4"/></text:span><text:span text:style-name="T31">a.*, e.*</text:span></text:p>
      <text:p text:style-name="P32">FROM</text:p>
      <text:p text:style-name="P33"><text:s text:c="4"/>athlete AS a</text:p>
      <text:p text:style-name="P34"><text:s text:c="4"/>JOIN participe AS p</text:p>
      <text:p text:style-name="P35"><text:s text:c="8"/>ON a.ano = p.ano</text:p>
      <text:p text:style-name="P36"><text:s text:c="4"/>JOIN edition as e</text:p>
      <text:p text:style-name="P37"><text:s text:c="8"/>ON e.saison = p.saison AND e.annee = p.annee</text:p>
      <text:p text:style-name="P38">WHERE</text:p>
      <text:p text:style-name="P39"><text:s text:c="6"/>a.age IS NOT NULL</text:p>
      <text:p text:style-name="P40"><text:s text:c="6"/>AND a.age &gt;=ALL(</text:p>
      <text:p text:style-name="P41"><text:tab/>SELECT DISTINCT</text:p>
      <text:p text:style-name="P42"><text:s text:c="4"/><text:tab/>max(a2.age)</text:p>
      <text:p text:style-name="P43"><text:tab/>FROM</text:p>
      <text:p text:style-name="P44"><text:s text:c="4"/><text:tab/>athlete AS a2</text:p>
      <text:p text:style-name="P45"><text:s text:c="4"/><text:tab/>JOIN participe AS p2</text:p>
      <text:p text:style-name="P46"><text:s text:c="7"/><text:tab/><text:s/>ON a2.ano = p2.ano</text:p>
      <text:p text:style-name="P47"><text:tab/>WHERE a2.age IS NOT NULL</text:p>
      <text:p text:style-name="P48">);</text:p>
      <text:p text:style-name="P49"/>
      <text:p text:style-name="P50">result :<text:s/><text:bookmark-start text:name="_Hlk135157589"/>Oscar Gomer Swahn, 72 ans, <text:s/>jo de 1920</text:p>
      <text:p text:style-name="P51"><text:bookmark-start text:name="page3R_mcid7"/><text:bookmark-end text:name="_Hlk135157589"/><text:bookmark-end text:name="page3R_mcid7"/><text:soft-page-break/>Les athlètes les plus légers</text:p>
      <text:p text:style-name="P52"/>
      <text:p text:style-name="P53"/>
      <text:p text:style-name="P54">SELECT DISTINCT</text:p>
      <text:p text:style-name="P55"><text:s text:c="4"/>a.*, e.*</text:p>
      <text:p text:style-name="P56">FROM</text:p>
      <text:p text:style-name="P57"><text:s text:c="4"/>athlete AS a</text:p>
      <text:p text:style-name="P58"><text:s text:c="4"/>JOIN participe AS p</text:p>
      <text:p text:style-name="P59"><text:s text:c="8"/>ON a.ano = p.ano</text:p>
      <text:p text:style-name="P60"><text:s text:c="4"/>JOIN edition as e</text:p>
      <text:p text:style-name="P61"><text:s text:c="8"/>ON e.saison = p.saison AND e.annee = p.annee</text:p>
      <text:p text:style-name="P62">WHERE</text:p>
      <text:p text:style-name="P63"><text:s text:c="6"/>a.poids IS NOT NULL</text:p>
      <text:p text:style-name="P64"><text:s text:c="6"/>AND a.poids &lt;=ALL(</text:p>
      <text:p text:style-name="P65"><text:tab/>SELECT DISTINCT</text:p>
      <text:p text:style-name="P66"><text:s text:c="4"/><text:tab/>min(a2.poids)</text:p>
      <text:p text:style-name="P67"><text:tab/>FROM</text:p>
      <text:p text:style-name="P68"><text:s text:c="4"/><text:tab/>athlete AS a2</text:p>
      <text:p text:style-name="P69"><text:s text:c="4"/><text:tab/>JOIN participe AS p2</text:p>
      <text:p text:style-name="P70"><text:s text:c="7"/><text:tab/><text:s/>ON a2.ano = p2.ano</text:p>
      <text:p text:style-name="P71"><text:tab/>WHERE a2.poids IS NOT NULL</text:p>
      <text:p text:style-name="P72">);</text:p>
      <text:p text:style-name="P73"/>
      <text:p text:style-name="P74">result :<text:s/><text:bookmark-start text:name="_Hlk135157785"/>Choi Myong-Hui, 25kg, jo de 1980<text:bookmark-end text:name="_Hlk135157785"/></text:p>
      <text:p text:style-name="P75"/>
      <text:p text:style-name="P76"/>
      <text:p text:style-name="P77"><text:bookmark-start text:name="page3R_mcid8"/><text:bookmark-end text:name="page3R_mcid8"/>Les athlètes les plus lourds</text:p>
      <text:p text:style-name="P78"/>
      <text:p text:style-name="P79">SELECT DISTINCT</text:p>
      <text:p text:style-name="P80"><text:s text:c="4"/>a.*, e.*</text:p>
      <text:p text:style-name="P81">FROM</text:p>
      <text:p text:style-name="P82"><text:s text:c="4"/>athlete AS a</text:p>
      <text:p text:style-name="P83"><text:s text:c="4"/>JOIN participe AS p</text:p>
      <text:p text:style-name="P84"><text:s text:c="8"/>ON a.ano = p.ano</text:p>
      <text:p text:style-name="P85"><text:s text:c="4"/>JOIN edition as e</text:p>
      <text:p text:style-name="P86"><text:s text:c="8"/>ON e.saison = p.saison AND e.annee = p.annee</text:p>
      <text:p text:style-name="P87">WHERE</text:p>
      <text:p text:style-name="P88"><text:s text:c="6"/>a.poids IS NOT NULL</text:p>
      <text:p text:style-name="P89"><text:s text:c="6"/>AND a.poids &gt;=ALL(</text:p>
      <text:p text:style-name="P90"><text:tab/>SELECT DISTINCT</text:p>
      <text:p text:style-name="P91"><text:s text:c="4"/><text:tab/>max(a2.poids)</text:p>
      <text:p text:style-name="P92"><text:tab/>FROM</text:p>
      <text:p text:style-name="P93"><text:s text:c="4"/><text:tab/>athlete AS a2</text:p>
      <text:p text:style-name="P94"><text:s text:c="4"/><text:tab/>JOIN participe AS p2</text:p>
      <text:p text:style-name="P95"><text:s text:c="7"/><text:tab/><text:s/>ON a2.ano = p2.ano</text:p>
      <text:p text:style-name="P96"><text:tab/>WHERE a2.poids IS NOT NULL</text:p>
      <text:p text:style-name="P97">);</text:p>
      <text:p text:style-name="P98"/>
      <text:p text:style-name="P99">result : <text:s/><text:bookmark-start text:name="_Hlk135158408"/>Ricardo Blas, Jr. , 214kg, jo de 2008 et 2012<text:bookmark-end text:name="_Hlk135158408"/></text:p>
      <text:p text:style-name="P100"><text:bookmark-start text:name="page3R_mcid9"/><text:bookmark-end text:name="page3R_mcid9"/>Les athlètes les plus grands</text:p>
      <text:p text:style-name="P101"/>
      <text:p text:style-name="P102">SELECT DISTINCT</text:p>
      <text:p text:style-name="PreformattedText"><text:span text:style-name="T103"><text:s text:c="4"/></text:span><text:span text:style-name="T104">a.*, e.*</text:span></text:p>
      <text:p text:style-name="P105">FROM</text:p>
      <text:p text:style-name="P106"><text:s text:c="4"/>athlete AS a</text:p>
      <text:p text:style-name="P107"><text:s text:c="4"/>JOIN participe AS p</text:p>
      <text:p text:style-name="P108"><text:s text:c="8"/>ON a.ano = p.ano</text:p>
      <text:p text:style-name="P109"><text:s text:c="4"/>JOIN edition as e</text:p>
      <text:p text:style-name="P110"><text:s text:c="8"/>ON e.saison = p.saison AND e.annee = p.annee</text:p>
      <text:p text:style-name="P111">WHERE</text:p>
      <text:p text:style-name="P112"><text:s text:c="6"/>a.taille IS NOT NULL</text:p>
      <text:p text:style-name="P113"><text:s text:c="6"/>AND a.taille &gt;=ALL(</text:p>
      <text:p text:style-name="P114"><text:tab/>SELECT DISTINCT</text:p>
      <text:p text:style-name="P115"><text:s text:c="4"/><text:tab/>max(a2.taille)</text:p>
      <text:p text:style-name="P116"><text:tab/>FROM</text:p>
      <text:p text:style-name="P117"><text:s text:c="4"/><text:tab/>athlete AS a2</text:p>
      <text:p text:style-name="P118"><text:s text:c="4"/><text:tab/>JOIN participe AS p2</text:p>
      <text:p text:style-name="P119"><text:s text:c="7"/><text:tab/><text:s/>ON a2.ano = p2.ano</text:p>
      <text:p text:style-name="P120"><text:tab/>WHERE a2.taille IS NOT NULL</text:p>
      <text:p text:style-name="P121">);</text:p>
      <text:p text:style-name="P122"/>
      <text:p text:style-name="P123">result : <text:s/><text:bookmark-start text:name="_Hlk135158651"/>Yao Ming, 2,26m, jo de 2000, 2004, 2008<text:bookmark-end text:name="_Hlk135158651"/></text:p>
      <text:p text:style-name="P124"/>
      <text:p text:style-name="P125"/>
      <text:p text:style-name="P126"><text:bookmark-start text:name="page3R_mcid10"/><text:bookmark-end text:name="page3R_mcid10"/>Les athlètes les plus petits</text:p>
      <text:p text:style-name="P127"/>
      <text:p text:style-name="P128">SELECT DISTINCT</text:p>
      <text:p text:style-name="PreformattedText"><text:span text:style-name="T129"><text:s text:c="4"/></text:span><text:span text:style-name="T130">a.*, e.*</text:span></text:p>
      <text:p text:style-name="P131">FROM</text:p>
      <text:p text:style-name="P132"><text:s text:c="4"/>athlete AS a</text:p>
      <text:p text:style-name="P133"><text:s text:c="4"/>JOIN participe AS p</text:p>
      <text:p text:style-name="P134"><text:s text:c="8"/>ON a.ano = p.ano</text:p>
      <text:p text:style-name="P135"><text:s text:c="4"/>JOIN edition as e</text:p>
      <text:p text:style-name="P136"><text:s text:c="8"/>ON e.saison = p.saison AND e.annee = p.annee</text:p>
      <text:p text:style-name="P137">WHERE</text:p>
      <text:p text:style-name="P138"><text:s text:c="6"/>a.taille IS NOT NULL</text:p>
      <text:p text:style-name="P139"><text:s text:c="6"/>AND a.taille &lt;=ALL(</text:p>
      <text:p text:style-name="P140"><text:tab/>SELECT DISTINCT</text:p>
      <text:p text:style-name="P141"><text:s text:c="4"/><text:tab/>min(a2.taille)</text:p>
      <text:p text:style-name="P142"><text:tab/>FROM</text:p>
      <text:p text:style-name="P143"><text:s text:c="4"/><text:tab/>athlete AS a2</text:p>
      <text:p text:style-name="P144"><text:s text:c="4"/><text:tab/>JOIN participe AS p2</text:p>
      <text:p text:style-name="P145"><text:s text:c="7"/><text:tab/><text:s/>ON a2.ano = p2.ano</text:p>
      <text:p text:style-name="P146"><text:tab/>WHERE a2.taille IS NOT NULL</text:p>
      <text:p text:style-name="P147">);</text:p>
      <text:p text:style-name="P148"/>
      <text:p text:style-name="P149"/>
      <text:p text:style-name="P150">result : i<text:bookmark-start text:name="_Hlk135158985"/>l y a plusieurs athlètes qui font cette taille et nous avons choisit de presenter Rosario Briones, 1,27m, jo de 1968<text:bookmark-end text:name="_Hlk135158985"/></text:p>
      <text:p text:style-name="P151">Nom le plus long</text:p>
      <text:p text:style-name="P152"/>
      <text:p text:style-name="P153">SELECT DISTINCT</text:p>
      <text:p text:style-name="PreformattedText"><text:span text:style-name="T154"><text:s text:c="4"/></text:span><text:span text:style-name="T155">a.*, e.*</text:span></text:p>
      <text:p text:style-name="P156">FROM</text:p>
      <text:p text:style-name="P157"><text:s text:c="4"/>athlete AS a</text:p>
      <text:p text:style-name="P158"><text:s text:c="4"/>JOIN participe AS p</text:p>
      <text:p text:style-name="P159"><text:s text:c="8"/>ON a.ano = p.ano</text:p>
      <text:p text:style-name="P160"><text:s text:c="4"/>JOIN edition as e</text:p>
      <text:p text:style-name="P161"><text:s text:c="8"/>ON e.saison = p.saison AND e.annee = p.annee</text:p>
      <text:p text:style-name="P162">WHERE</text:p>
      <text:p text:style-name="P163"><text:s text:c="6"/>a.nom IS NOT NULL</text:p>
      <text:p text:style-name="P164"><text:s text:c="6"/>AND length(a.nom) &gt;=ALL(</text:p>
      <text:p text:style-name="P165"><text:tab/>SELECT DISTINCT</text:p>
      <text:p text:style-name="P166"><text:s text:c="4"/><text:tab/>max(length(a2.nom))</text:p>
      <text:p text:style-name="P167"><text:tab/>FROM</text:p>
      <text:p text:style-name="P168"><text:s text:c="4"/><text:tab/>athlete AS a2</text:p>
      <text:p text:style-name="P169"><text:s text:c="4"/><text:tab/>JOIN participe AS p2</text:p>
      <text:p text:style-name="P170"><text:s text:c="7"/><text:tab/><text:s/>ON a2.ano = p2.ano</text:p>
      <text:p text:style-name="P171"><text:tab/>WHERE a2.nom IS NOT NULL</text:p>
      <text:p text:style-name="P172">);</text:p>
      <text:p text:style-name="P173"/>
      <text:p text:style-name="PreformattedText"><text:span text:style-name="T174">result : <text:s/></text:span><text:bookmark-start text:name="_Hlk135159126"/><text:span text:style-name="T175">Max Emanuel Maria Alexander Vicot Bruno de la Santisima Trinidad y Todos los Santos von Hohenlohe Langenburg</text:span><text:bookmark-end text:name="_Hlk13515912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rlito" svg:font-family="Carlito" style:font-family-generic="swiss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rlito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aptiste Wasson</dc:creator>
    <meta:creation-date>2023-05-16T17:07:00Z</meta:creation-date>
    <dc:date>2023-05-16T18:01:00Z</dc:date>
    <meta:template xlink:href="Normal.dotm" xlink:type="simple"/>
    <meta:editing-cycles>26</meta:editing-cycles>
    <meta:editing-duration>PT0S</meta:editing-duration>
    <meta:document-statistic meta:page-count="4" meta:paragraph-count="6" meta:word-count="524" meta:character-count="3404" meta:row-count="24" meta:non-whitespace-character-count="2886"/>
  </office:meta>
</office:document-meta>
</file>